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8.6951in" fo:margin-left="-0.0208in" fo:margin-top="0in" fo:margin-bottom="0in" table:align="left"/>
    </style:style>
    <style:style style:name="Table1.A" style:family="table-column">
      <style:table-column-properties style:column-width="0.75in"/>
    </style:style>
    <style:style style:name="Table1.B" style:family="table-column">
      <style:table-column-properties style:column-width="0.4375in"/>
    </style:style>
    <style:style style:name="Table1.C" style:family="table-column">
      <style:table-column-properties style:column-width="0.5in"/>
    </style:style>
    <style:style style:name="Table1.F" style:family="table-column">
      <style:table-column-properties style:column-width="0.375in"/>
    </style:style>
    <style:style style:name="Table1.G" style:family="table-column">
      <style:table-column-properties style:column-width="6.8958in"/>
    </style:style>
    <style:style style:name="Table1.H" style:family="table-column">
      <style:table-column-properties style:column-width="10.6778in"/>
    </style:style>
    <style:style style:name="Table1.I" style:family="table-column">
      <style:table-column-properties style:column-width="3.3597in"/>
    </style:style>
    <style:style style:name="Table1.J" style:family="table-column">
      <style:table-column-properties style:column-width="4.821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start" style:justify-single-word="false">
        <style:tab-stops/>
      </style:paragraph-properties>
      <style:text-properties fo:font-size="9pt" style:font-size-asian="9pt" style:font-size-complex="9pt"/>
    </style:style>
    <style:style style:name="P2" style:family="paragraph" style:parent-style-name="Standard">
      <style:paragraph-properties fo:text-align="end" style:justify-single-word="false">
        <style:tab-stops/>
      </style:paragraph-properties>
      <style:text-properties fo:font-size="9pt" style:font-size-asian="9pt" style:font-size-complex="9pt"/>
    </style:style>
    <style:style style:name="P3"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ce25" officeooo:paragraph-rsid="000ace25" style:text-blinking="false" fo:background-color="transparent" style:font-weight-asian="normal" style:font-weight-complex="normal"/>
    </style:style>
    <style:style style:name="P4" style:family="paragraph" style:parent-style-name="Text_20_body" style:list-style-name="L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weight-asian="bold" style:font-weight-complex="bold"/>
    </style:style>
    <style:style style:name="P5" style:family="paragraph" style:parent-style-name="Text_20_body" style:list-style-name="L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9f0a2" style:text-blinking="false" fo:background-color="transparent" style:font-weight-asian="bold" style:font-weight-complex="bold"/>
    </style:style>
    <style:style style:name="P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weight-asian="bold" style:font-weight-complex="bold"/>
    </style:style>
    <style:style style:name="P7" style:family="paragraph" style:parent-style-name="Text_20_body" style:list-style-name="L1">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9f0a2" style:text-blinking="false" fo:background-color="#ffffff" style:font-weight-asian="bold" style:font-weight-complex="bold"/>
    </style:style>
    <style:style style:name="P8" style:family="paragraph" style:parent-style-name="Text_20_body" style:list-style-name="L1">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bold" officeooo:rsid="0009f0a2" officeooo:paragraph-rsid="0009f0a2" style:text-blinking="false" fo:background-color="#ffffff" style:font-weight-asian="bold" style:font-weight-complex="bold"/>
    </style:style>
    <style:style style:name="P9" style:family="paragraph" style:parent-style-name="Text_20_body" style:list-style-name="L1">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9f0a2" officeooo:paragraph-rsid="0009f0a2" style:text-blinking="false" fo:background-color="#ffffff" style:font-weight-asian="normal" style:font-weight-complex="normal"/>
    </style:style>
    <style:style style:name="P10" style:family="paragraph" style:parent-style-name="Text_20_body" style:list-style-name="L1">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c621d" officeooo:paragraph-rsid="000c621d" style:text-blinking="false" fo:background-color="#ffffff" style:font-weight-asian="normal" style:font-weight-complex="normal"/>
    </style:style>
    <style:style style:name="P11" style:family="paragraph" style:parent-style-name="Text_20_body" style:list-style-name="L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weight-asian="normal" style:font-weight-complex="normal"/>
    </style:style>
    <style:style style:name="P12" style:family="paragraph" style:parent-style-name="Text_20_body" style:list-style-name="L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f738" officeooo:paragraph-rsid="000af738" style:text-blinking="false" fo:background-color="transparent" style:font-weight-asian="normal" style:font-weight-complex="normal"/>
    </style:style>
    <style:style style:name="P13" style:family="paragraph" style:parent-style-name="Text_20_body" style:list-style-name="L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c621d" officeooo:paragraph-rsid="000c621d" style:text-blinking="false" fo:background-color="transparent" style:font-weight-asian="normal" style:font-weight-complex="normal"/>
    </style:style>
    <style:style style:name="P14" style:family="paragraph" style:parent-style-name="Text_20_body" style:list-style-name="L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cc151" officeooo:paragraph-rsid="000cc151" style:text-blinking="false" fo:background-color="transparent" style:font-weight-asian="normal" style:font-weight-complex="normal"/>
    </style:style>
    <style:style style:name="P15" style:family="paragraph" style:parent-style-name="Text_20_body">
      <style:paragraph-properties fo:margin-top="0in" fo:margin-bottom="0in" loext:contextual-spacing="false" fo:line-height="138%" fo:text-align="justify" style:justify-single-word="false" style:writing-mode="lr-tb"/>
      <style:text-properties fo:font-weight="normal" officeooo:rsid="000c621d" officeooo:paragraph-rsid="000c621d" style:font-weight-asian="normal" style:font-weight-complex="normal"/>
    </style:style>
    <style:style style:name="P16" style:family="paragraph" style:parent-style-name="Text_20_body">
      <style:paragraph-properties fo:margin-top="0in" fo:margin-bottom="0in" loext:contextual-spacing="false" fo:line-height="138%" fo:text-align="justify" style:justify-single-word="false" style:writing-mode="lr-tb"/>
      <style:text-properties fo:font-size="16pt" style:font-size-asian="16pt" style:font-size-complex="16pt"/>
    </style:style>
    <style:style style:name="P17" style:family="paragraph" style:parent-style-name="Text_20_body" style:list-style-name="L1">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9f0a2" officeooo:paragraph-rsid="0009f0a2" style:text-blinking="false" fo:background-color="#ffffff" style:font-weight-asian="normal" style:font-weight-complex="normal"/>
    </style:style>
    <style:style style:name="P18" style:family="paragraph" style:parent-style-name="Text_20_body" style:list-style-name="L1">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style:font-weight-asian="bold" style:font-weight-complex="bold"/>
    </style:style>
    <style:style style:name="P19" style:family="paragraph" style:parent-style-name="Text_20_body" style:list-style-name="L1">
      <loext:graphic-properties draw:fill="solid" draw:fill-color="#ffffff" draw:opacity="100%"/>
      <style:paragraph-properties fo:margin-top="0in" fo:margin-bottom="0.111in"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9f0a2" officeooo:paragraph-rsid="0009f0a2" style:text-blinking="false" fo:background-color="#ffffff" style:font-weight-asian="normal" style:font-weight-complex="normal"/>
    </style:style>
    <style:style style:name="P20" style:family="paragraph" style:parent-style-name="Text_20_body" style:list-style-name="L1">
      <loext:graphic-properties draw:fill="solid" draw:fill-color="#ffffff" draw:opacity="100%"/>
      <style:paragraph-properties fo:margin-top="0in" fo:margin-bottom="0.111in"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style:font-weight-asian="bold" style:font-weight-complex="bold"/>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tyle="normal" style:text-underline-style="none" fo:font-weight="bold" style:text-blinking="false" fo:background-color="transparent" loext:char-shading-value="0"/>
    </style:style>
    <style:style style:name="T4" style:family="text">
      <style:text-properties fo:font-weight="normal" style:font-weight-asian="normal" style:font-weight-complex="normal"/>
    </style:style>
    <style:style style:name="T5" style:family="text">
      <style:text-properties fo:font-weight="normal" officeooo:rsid="0009f0a2" style:font-weight-asian="normal" style:font-weight-complex="normal"/>
    </style:style>
    <style:style style:name="T6" style:family="text">
      <style:text-properties fo:font-weight="normal" officeooo:rsid="000ace25" style:font-weight-asian="normal" style:font-weight-complex="normal"/>
    </style:style>
    <style:style style:name="T7" style:family="text">
      <style:text-properties fo:font-weight="normal" officeooo:rsid="000af738" style:font-weight-asian="normal" style:font-weight-complex="normal"/>
    </style:style>
    <style:style style:name="T8" style:family="text">
      <style:text-properties officeooo:rsid="0009f0a2"/>
    </style:style>
    <style:style style:name="T9" style:family="text">
      <style:text-properties officeooo:rsid="000c621d"/>
    </style:style>
    <style:style style:name="T10"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Jacob DiStefano – jdiste5</text:span></text:p>
      <text:p text:style-name="P15"><text:span text:style-name="T2">Levi Hererra – levih2</text:span></text:p>
      <text:p text:style-name="P15"><text:span text:style-name="T2"/></text:p>
      <text:p text:style-name="P16"><text:span text:style-name="T3">Project Proposal: </text:span></text:p>
      <text:list xml:id="list2456295720" text:style-name="L1">
        <text:list-item>
          <text:p text:style-name="P7">Project goal, the question you are trying to answer. If you have a hypothesis clearly state it. If you want to make a prediction describe what you are trying to predict, how do you plan to measure your success, etc.</text:p>
          <text:list>
            <text:list-header>
              <text:p text:style-name="P7"><text:span text:style-name="T5">In this project we would like to analyze ratings from rottentomatoes.com. We would like to see if there is any relation between ratings and other features such as; streaming service, runtime, ratings, genre, actors, and director.</text:span></text:p>
              <text:p text:style-name="P9">We plan to measure these relationships by creating plots and attempting to find relationships, if they exist. We will use pandas and seaborn for data preparation and visualization.</text:p>
              <text:p text:style-name="P10">We may also try to analzye rating for an individual actor or director, and see how their work is rated between genres or over time.</text:p>
              <text:p text:style-name="P9"/>
            </text:list-header>
          </text:list>
        </text:list-item>
        <text:list-item>
          <text:p text:style-name="P7">How do you plan to collect your data? </text:p>
          <text:list>
            <text:list-header>
              <text:p text:style-name="P8"><text:span text:style-name="T5">W</text:span><text:span text:style-name="T4">e plan to use BeautifulSoup for web scraping. We’ve looked into using the official rottentomatoes.com API, but it turns out they don’t support unofficial projects and the API costs $60,000/year to use.</text:span></text:p>
            </text:list-header>
          </text:list>
        </text:list-item>
        <text:list-item>
          <text:p text:style-name="P18">What challenges are you anticipating?</text:p>
          <text:list>
            <text:list-header>
              <text:p text:style-name="P17">There are a lot of movies on Rotten Tomatoes, and they all aren’t contained on a central list. So it may be difficult to get all of the information we need.</text:p>
            </text:list-header>
          </text:list>
        </text:list-item>
        <text:list-item>
          <text:p text:style-name="P20">What importance your project will have on the related field (basically justify why you picked what you picked)</text:p>
          <text:list>
            <text:list-header>
              <text:p text:style-name="P19">This project may be useful to filmmakers to determine what drives ratings, or at least Rotten Tomatoes ratings. It will also be useful to critics to show them their biases and maybe improve fairness in film critiquing.</text:p>
            </text:list-header>
          </text:list>
        </text:list-item>
      </text:list>
      <text:p text:style-name="P16"><text:span text:style-name="T3">Progress Report:</text:span></text:p>
      <text:list xml:id="list1697790421" text:style-name="L2">
        <text:list-item>
          <text:p text:style-name="P4">An introduction part to your data:</text:p>
          <text:list>
            <text:list-item>
              <text:p text:style-name="P5">Data spec: describe your data. Include the format and any assumptions about your data, size of the datase<text:span text:style-name="T8">t</text:span></text:p>
              <text:p text:style-name="P5"><text:soft-page-break/><text:span text:style-name="T5">This dataset is in csv format, each row is an individual film from rottentomatoes.com. It contains the following information for each film; Tomatometer Score, Audience Score, </text:span><text:span text:style-name="T6">Release Date, Runtime, Rating, Genre, Cast. Studio, and Director</text:span></text:p>
            </text:list-item>
            <text:list-item>
              <text:p text:style-name="P4">A link to your full data in downloadable form, you can keep your data on Google Drive, Box, DropBox, GitHub, or personal website</text:p>
              <text:p text:style-name="P14">The dataset can be found on the project github repo here <text:span text:style-name="T10">vvvvvvv</text:span></text:p>
              <text:p text:style-name="P11">https://github.com/jldistefano/rt_rating_analysis/blob/master/scores/all_scores.csv</text:p>
            </text:list-item>
          </text:list>
        </text:list-item>
      </text:list>
      <text:p text:style-name="P6"/>
      <text:list xml:id="list110827966608746" text:continue-numbering="true" text:style-name="L2">
        <text:list-item>
          <text:list>
            <text:list-item>
              <text:p text:style-name="P4">A sample of your data ( n = 10 – 50)</text:p>
            </text:list-item>
          </text:list>
        </text:list-item>
      </text:list>
      <text:p text:style-name="P6"/>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1">title</text:p>
          </table:table-cell>
          <table:table-cell table:style-name="Table1.A1" office:value-type="string">
            <text:p text:style-name="P1">tomato_score</text:p>
          </table:table-cell>
          <table:table-cell table:style-name="Table1.A1" office:value-type="string">
            <text:p text:style-name="P1">audience_score</text:p>
          </table:table-cell>
          <table:table-cell table:style-name="Table1.A1" office:value-type="string">
            <text:p text:style-name="P1">release_date</text:p>
          </table:table-cell>
          <table:table-cell table:style-name="Table1.A1" office:value-type="string">
            <text:p text:style-name="P1">runtime</text:p>
          </table:table-cell>
          <table:table-cell table:style-name="Table1.A1" office:value-type="string">
            <text:p text:style-name="P1">rating</text:p>
          </table:table-cell>
          <table:table-cell table:style-name="Table1.A1" office:value-type="string">
            <text:p text:style-name="P1">genre</text:p>
          </table:table-cell>
          <table:table-cell table:style-name="Table1.A1" office:value-type="string">
            <text:p text:style-name="P1">cast</text:p>
          </table:table-cell>
          <table:table-cell table:style-name="Table1.A1" office:value-type="string">
            <text:p text:style-name="P1">studio</text:p>
          </table:table-cell>
          <table:table-cell table:style-name="Table1.A1" office:value-type="string">
            <text:p text:style-name="P1">director</text:p>
          </table:table-cell>
        </table:table-row>
        <table:table-row table:style-name="Table1.1">
          <table:table-cell table:style-name="Table1.A1" office:value-type="string">
            <text:p text:style-name="P1">Many Adventures of Winnie the Pooh (1977)</text:p>
          </table:table-cell>
          <table:table-cell table:style-name="Table1.A1" office:value-type="string">
            <text:p text:style-name="P2">100</text:p>
          </table:table-cell>
          <table:table-cell table:style-name="Table1.A1" office:value-type="string">
            <text:p text:style-name="P2">88</text:p>
          </table:table-cell>
          <table:table-cell table:style-name="Table1.A1" office:value-type="string">
            <text:p text:style-name="P1">1977-03-10 16:00:00-08:00</text:p>
          </table:table-cell>
          <table:table-cell table:style-name="Table1.A1" office:value-type="string">
            <text:p text:style-name="P2">74</text:p>
          </table:table-cell>
          <table:table-cell table:style-name="Table1.A1" office:value-type="string">
            <text:p text:style-name="P1">G</text:p>
          </table:table-cell>
          <table:table-cell table:style-name="Table1.A1" office:value-type="string">
            <text:p text:style-name="P1">['Animation', 'Comedy', 'Kids &amp; Family', 'Musical &amp; Performing Arts']</text:p>
          </table:table-cell>
          <table:table-cell table:style-name="Table1.A1" office:value-type="string">
            <text:p text:style-name="P1">['Sterling Holloway', 'Paul Winchell', 'Junius Matthews', 'Howard Morris', 'Clint Howard', 'Ralph Wright', 'Barbara Luddy', 'John Fiedler', 'Hal Smith', 'Sebastian Cabot', 'Bruce Reitherman', 'Dori Whitaker']</text:p>
          </table:table-cell>
          <table:table-cell table:style-name="Table1.A1" office:value-type="string">
            <text:p text:style-name="P1">Walt Disney Productions</text:p>
          </table:table-cell>
          <table:table-cell table:style-name="Table1.A1" office:value-type="string">
            <text:p text:style-name="P1">['Wolfgang Reitherman', 'John Lounsbery']</text:p>
          </table:table-cell>
        </table:table-row>
        <table:table-row table:style-name="Table1.1">
          <table:table-cell table:style-name="Table1.A1" office:value-type="string">
            <text:p text:style-name="P1">Toy Story 2 (1999)</text:p>
          </table:table-cell>
          <table:table-cell table:style-name="Table1.A1" office:value-type="string">
            <text:p text:style-name="P2">100</text:p>
          </table:table-cell>
          <table:table-cell table:style-name="Table1.A1" office:value-type="string">
            <text:p text:style-name="P2">86</text:p>
          </table:table-cell>
          <table:table-cell table:style-name="Table1.A1" office:value-type="string">
            <text:p text:style-name="P1">1999-11-23 16:00:00-08:00</text:p>
          </table:table-cell>
          <table:table-cell table:style-name="Table1.A1" office:value-type="string">
            <text:p text:style-name="P2">92</text:p>
          </table:table-cell>
          <table:table-cell table:style-name="Table1.A1" office:value-type="string">
            <text:p text:style-name="P1">G</text:p>
          </table:table-cell>
          <table:table-cell table:style-name="Table1.A1" office:value-type="string">
            <text:p text:style-name="P1">['Animation', 'Comedy', 'Kids &amp; Family']</text:p>
          </table:table-cell>
          <table:table-cell table:style-name="Table1.A1" office:value-type="string">
            <text:p text:style-name="P1">['Tim Allen', 'Joan Cusack', 'Kelsey Grammer', 'Don Rickles', 'Jim Varney', 'Wallace Shawn', 'John Ratzenberger', 'Wayne Knight', 'John Morris', 'Laurie Metcalf', 'David Ogden Stiers', 'Estelle Harris', 'R. Lee Ermey', 'Jodi Benson', 'Jonathan Harris', 'Joe Ranft', 'Andrew Stanton', 'Jeff Pidgeon', 'Wayne Knights', 'Annie Potts', 'Tom Hanks']</text:p>
          </table:table-cell>
          <table:table-cell table:style-name="Table1.A1" office:value-type="string">
            <text:p text:style-name="P1">Buena Vista Pictures</text:p>
          </table:table-cell>
          <table:table-cell table:style-name="Table1.A1" office:value-type="string">
            <text:p text:style-name="P1">['John Lasseter']</text:p>
          </table:table-cell>
        </table:table-row>
        <table:table-row table:style-name="Table1.1">
          <table:table-cell table:style-name="Table1.A1" office:value-type="string">
            <text:p text:style-name="P1">The Odd Couple (1968)</text:p>
          </table:table-cell>
          <table:table-cell table:style-name="Table1.A1" office:value-type="string">
            <text:p text:style-name="P2">100</text:p>
          </table:table-cell>
          <table:table-cell table:style-name="Table1.A1" office:value-type="string">
            <text:p text:style-name="P2">89</text:p>
          </table:table-cell>
          <table:table-cell table:style-name="Table1.A1" office:value-type="string">
            <text:p text:style-name="P1">1967-12-31 16:00:00-08:00</text:p>
          </table:table-cell>
          <table:table-cell table:style-name="Table1.A1" office:value-type="string">
            <text:p text:style-name="P2">105</text:p>
          </table:table-cell>
          <table:table-cell table:style-name="Table1.A1" office:value-type="string">
            <text:p text:style-name="P1">PG</text:p>
          </table:table-cell>
          <table:table-cell table:style-name="Table1.A1" office:value-type="string">
            <text:p text:style-name="P1">['Classics', 'Comedy', 'Drama']</text:p>
          </table:table-cell>
          <table:table-cell table:style-name="Table1.A1" office:value-type="string">
            <text:p text:style-name="P1">['Walter Matthau', 'Jack Lemmon', 'Monica Evans', 'Carole Shelley', 'John Fiedler', 'Herb Edelman', 'David Sheiner', 'Larry Haines', 'Iris Adrian', 'Heywood Hale Broun', 'John C. Becher', 'Roberto Clemente', 'Matty Alou', 'Maury Wills', 'Vernon Law', 'Ken Boyer', 'Bud Harrelson', 'Jerry Buchek', 'Ed Kranepool']</text:p>
          </table:table-cell>
          <table:table-cell table:style-name="Table1.A1" office:value-type="string">
            <text:p text:style-name="P1">Paramount Home Video</text:p>
          </table:table-cell>
          <table:table-cell table:style-name="Table1.A1" office:value-type="string">
            <text:p text:style-name="P1">['Gene Saks']</text:p>
          </table:table-cell>
        </table:table-row>
        <table:table-row table:style-name="Table1.1">
          <table:table-cell table:style-name="Table1.A1" office:value-type="string">
            <text:p text:style-name="P1">Old Yeller (1957)</text:p>
          </table:table-cell>
          <table:table-cell table:style-name="Table1.A1" office:value-type="string">
            <text:p text:style-name="P2">100</text:p>
          </table:table-cell>
          <table:table-cell table:style-name="Table1.A1" office:value-type="string">
            <text:p text:style-name="P2">79</text:p>
          </table:table-cell>
          <table:table-cell table:style-name="Table1.A1" office:value-type="string">
            <text:p text:style-name="P1">1957-12-24 16:00:00-08:00</text:p>
          </table:table-cell>
          <table:table-cell table:style-name="Table1.A1" office:value-type="string">
            <text:p text:style-name="P2">84</text:p>
          </table:table-cell>
          <table:table-cell table:style-name="Table1.A1" office:value-type="string">
            <text:p text:style-name="P1">G</text:p>
          </table:table-cell>
          <table:table-cell table:style-name="Table1.A1" office:value-type="string">
            <text:p text:style-name="P1">['Action &amp; Adventure', 'Classics', 'Drama', 'Kids &amp; Family', 'Western']</text:p>
          </table:table-cell>
          <table:table-cell table:style-name="Table1.A1" office:value-type="string">
            <text:p text:style-name="P1">['Dorothy McGuire', 'Tommy Kirk', 'Kevin Corcoran', 'Fess Parker', 'Jeff York', 'Beverly Washburn', 'Spike', 'Chuck Connors']</text:p>
          </table:table-cell>
          <table:table-cell table:style-name="Table1.A1" office:value-type="string">
            <text:p text:style-name="P1">Buena Vista Pictures</text:p>
          </table:table-cell>
          <table:table-cell table:style-name="Table1.A1" office:value-type="string">
            <text:p text:style-name="P1">['Robert Stevenson']</text:p>
          </table:table-cell>
        </table:table-row>
        <table:table-row table:style-name="Table1.1">
          <table:table-cell table:style-name="Table1.A1" office:value-type="string">
            <text:p text:style-name="P1">On a Clear Day You Can See Forever (1970)</text:p>
          </table:table-cell>
          <table:table-cell table:style-name="Table1.A1" office:value-type="string">
            <text:p text:style-name="P2">100</text:p>
          </table:table-cell>
          <table:table-cell table:style-name="Table1.A1" office:value-type="string">
            <text:p text:style-name="P2">75</text:p>
          </table:table-cell>
          <table:table-cell table:style-name="Table1.A1" office:value-type="string">
            <text:p text:style-name="P1">1969-12-31 16:00:00-08:00</text:p>
          </table:table-cell>
          <table:table-cell table:style-name="Table1.A1" office:value-type="string">
            <text:p text:style-name="P2">129</text:p>
          </table:table-cell>
          <table:table-cell table:style-name="Table1.A1" office:value-type="string">
            <text:p text:style-name="P1">G</text:p>
          </table:table-cell>
          <table:table-cell table:style-name="Table1.A1" office:value-type="string">
            <text:p text:style-name="P1">['Classics', 'Comedy', 'Drama', 'Musical &amp; Performing Arts', 'Science Fiction &amp; Fantasy']</text:p>
          </table:table-cell>
          <table:table-cell table:style-name="Table1.A1" office:value-type="string">
            <text:p text:style-name="P1">['Barbra Streisand', 'Yves Montand', 'Bob Newhart', 'Jack Nicholson', 'Larry Blyden', 'Simon Oakland', 'John Richardson', 'Pamela Brown', 'Irene Handl', 'Roy Kinnear', 'Peter Crowcroft', 'Byron Webster', 'Mabel Albertson', 'Laurie Main', 'Kermit Murdock', 'Elaine Giftos', 'John Le Mesurier', 'Angela Pringle', 'Leon Ames', 'Paul Camen', 'George N. Neise', 'Tony Colti', 'Jeannie Berlin']</text:p>
          </table:table-cell>
          <table:table-cell table:style-name="Table1.A1" office:value-type="string">
            <text:p text:style-name="P1">Paramount Pictures</text:p>
          </table:table-cell>
          <table:table-cell table:style-name="Table1.A1" office:value-type="string">
            <text:p text:style-name="P1">['Vincente Minnelli']</text:p>
          </table:table-cell>
        </table:table-row>
        <table:table-row table:style-name="Table1.1">
          <table:table-cell table:style-name="Table1.A1" office:value-type="string">
            <text:p text:style-name="P1">Darby O'Gill and the Little People (1959)</text:p>
          </table:table-cell>
          <table:table-cell table:style-name="Table1.A1" office:value-type="string">
            <text:p text:style-name="P2">100</text:p>
          </table:table-cell>
          <table:table-cell table:style-name="Table1.A1" office:value-type="string">
            <text:p text:style-name="P2">77</text:p>
          </table:table-cell>
          <table:table-cell table:style-name="Table1.A1" office:value-type="string">
            <text:p text:style-name="P1">1959-06-25 17:00:00-07:00</text:p>
          </table:table-cell>
          <table:table-cell table:style-name="Table1.A1" office:value-type="string">
            <text:p text:style-name="P2">93</text:p>
          </table:table-cell>
          <table:table-cell table:style-name="Table1.A1" office:value-type="string">
            <text:p text:style-name="P1">G</text:p>
          </table:table-cell>
          <table:table-cell table:style-name="Table1.A1" office:value-type="string">
            <text:p text:style-name="P1">['Kids &amp; Family', 'Science Fiction &amp; Fantasy']</text:p>
          </table:table-cell>
          <table:table-cell table:style-name="Table1.A1" office:value-type="string">
            <text:p text:style-name="P1">['Albert Sharpe', 'Janet Munro', 'Sean Connery', "Jimmy O'Dea", 'Kieron Moore', 'Estelle Winwood', 'Walter Fitzgerald', "Denis O'Dea", 'J.G. Devlin', 'Jack MacGowran', 'Farrell Pelly', "Nora O'Mahoney", 'Maureen Halligan']</text:p>
          </table:table-cell>
          <table:table-cell table:style-name="Table1.A1" office:value-type="string">
            <text:p text:style-name="P1">Buena Vista Pictures</text:p>
          </table:table-cell>
          <table:table-cell table:style-name="Table1.A1" office:value-type="string">
            <text:p text:style-name="P1">['Robert Stevenson']</text:p>
          </table:table-cell>
        </table:table-row>
        <table:table-row table:style-name="Table1.1">
          <table:table-cell table:style-name="Table1.A1" office:value-type="string">
            <text:p text:style-name="P1">The Yearling (1946)</text:p>
          </table:table-cell>
          <table:table-cell table:style-name="Table1.A1" office:value-type="string">
            <text:p text:style-name="P2">100</text:p>
          </table:table-cell>
          <table:table-cell table:style-name="Table1.A1" office:value-type="string">
            <text:p text:style-name="P2">77</text:p>
          </table:table-cell>
          <table:table-cell table:style-name="Table1.A1" office:value-type="string">
            <text:p text:style-name="P1">1946-12-17 16:00:00-08:00</text:p>
          </table:table-cell>
          <table:table-cell table:style-name="Table1.A1" office:value-type="string">
            <text:p text:style-name="P2">128</text:p>
          </table:table-cell>
          <table:table-cell table:style-name="Table1.A1" office:value-type="string">
            <text:p text:style-name="P1">G</text:p>
          </table:table-cell>
          <table:table-cell table:style-name="Table1.A1" office:value-type="string">
            <text:p text:style-name="P1">['Classics', 'Kids &amp; Family']</text:p>
          </table:table-cell>
          <table:table-cell table:style-name="Table1.A1" office:value-type="string">
            <text:p text:style-name="P1">['Gregory Peck', 'Jane Wyman', 'Claude Jarman Jr.', 'Margaret Wycherly', 'Chill Wills', 'Clem Bevans', 'Henry Travers', 'Forrest Tucker', 'Donn Gift', 'Dan White', 'Matt Willis', 'George Mann', 'Arthur Hohl', 'June Lockhart', 'Joan Wells', 'Jeff York', 'Chick York', 'Jane Green', 'Victor Kilian', 'Robert Porterfield', 'Houseley Stevenson Sr.', 'Frank Eldredge']</text:p>
          </table:table-cell>
          <table:table-cell table:style-name="Table1.A1" office:value-type="string">
            <text:p text:style-name="P1">MGM Home Entertainment</text:p>
          </table:table-cell>
          <table:table-cell table:style-name="Table1.A1" office:value-type="string">
            <text:p text:style-name="P1">['Clarence Brown']</text:p>
          </table:table-cell>
        </table:table-row>
        <table:table-row table:style-name="Table1.1">
          <table:table-cell table:style-name="Table1.A1" office:value-type="string">
            <text:p text:style-name="P1">My Darling Clementine (1946)</text:p>
          </table:table-cell>
          <table:table-cell table:style-name="Table1.A1" office:value-type="string">
            <text:p text:style-name="P2">100</text:p>
          </table:table-cell>
          <table:table-cell table:style-name="Table1.A1" office:value-type="string">
            <text:p text:style-name="P2">86</text:p>
          </table:table-cell>
          <table:table-cell table:style-name="Table1.A1" office:value-type="string">
            <text:p text:style-name="P1">1946-12-02 16:00:00-08:00</text:p>
          </table:table-cell>
          <table:table-cell table:style-name="Table1.A1" office:value-type="string">
            <text:p text:style-name="P2">97</text:p>
          </table:table-cell>
          <table:table-cell table:style-name="Table1.A1" office:value-type="string">
            <text:p text:style-name="P1">G</text:p>
          </table:table-cell>
          <table:table-cell table:style-name="Table1.A1" office:value-type="string">
            <text:p text:style-name="P1">['Action &amp; Adventure', 'Classics', 'Drama', 'Western']</text:p>
          </table:table-cell>
          <table:table-cell table:style-name="Table1.A1" office:value-type="string">
            <text:p text:style-name="P1">['Henry Fonda', 'Victor Mature', 'Linda Darnell', 'Walter Brennan', 'Tim Holt', 'Cathy Downs', 'Ward Bond', 'Alan Mowbray', 'John Ireland', 'Roy Roberts', 'Jane Darwell', 'Grant Withers', 'J. Farrell MacDonald', 'Russell Simpson', 'Don Garner', 'Francis Ford', 'Ben Hall', 'Arthur J. Walsh', 'Louis Mercier', 'Mickey Simpson', 'Fred Libby', 'William B. Davidson', 'Earle Foxe', 'Aleth "Speed" Hansen', 'Dan Borzage', 'C.E. Anderson', 'Duke R. Lee', 'Don Barclay', 'Margaret Martin', 'Mae Marsh', 'Frances Rey', 'Robert Adler', 'Jack Pennick', 'Frank Conlan', 'Charles Stevens', 'Harry Woods', 'Danny Borzage']</text:p>
          </table:table-cell>
          <table:table-cell table:style-name="Table1.A1" office:value-type="string">
            <text:p text:style-name="P1">20th Century Fox Film Corporation</text:p>
          </table:table-cell>
          <table:table-cell table:style-name="Table1.A1" office:value-type="string">
            <text:p text:style-name="P1">['John Ford']</text:p>
          </table:table-cell>
        </table:table-row>
        <table:table-row table:style-name="Table1.1">
          <table:table-cell table:style-name="Table1.A1" office:value-type="string">
            <text:p text:style-name="P1">Toy Story (1995)</text:p>
          </table:table-cell>
          <table:table-cell table:style-name="Table1.A1" office:value-type="string">
            <text:p text:style-name="P2">100</text:p>
          </table:table-cell>
          <table:table-cell table:style-name="Table1.A1" office:value-type="string">
            <text:p text:style-name="P2">92</text:p>
          </table:table-cell>
          <table:table-cell table:style-name="Table1.A1" office:value-type="string">
            <text:p text:style-name="P1">1995-11-21 16:00:00-08:00</text:p>
          </table:table-cell>
          <table:table-cell table:style-name="Table1.A1" office:value-type="string">
            <text:p text:style-name="P2">80</text:p>
          </table:table-cell>
          <table:table-cell table:style-name="Table1.A1" office:value-type="string">
            <text:p text:style-name="P1">G</text:p>
          </table:table-cell>
          <table:table-cell table:style-name="Table1.A1" office:value-type="string">
            <text:p text:style-name="P1">['Animation', 'Comedy', 'Kids &amp; Family']</text:p>
          </table:table-cell>
          <table:table-cell table:style-name="Table1.A1" office:value-type="string">
            <text:p text:style-name="P1">['Tom Hanks', 'Tim Allen', 'Don Rickles', 'Jim Varney', 'Wallace Shawn', 'John Ratzenberger', 'Annie Potts', 'John Morris', 'Erik von Detten', 'Laurie Metcalf', 'R. Lee Ermey', 'Sarah Freeman', 'Penn Jillette', 'Joe Ranft']</text:p>
          </table:table-cell>
          <table:table-cell table:style-name="Table1.A1" office:value-type="string">
            <text:p text:style-name="P1">Buena Vista</text:p>
          </table:table-cell>
          <table:table-cell table:style-name="Table1.A1" office:value-type="string">
            <text:p text:style-name="P1">['John Lasseter']</text:p>
          </table:table-cell>
        </table:table-row>
        <table:table-row table:style-name="Table1.1">
          <table:table-cell table:style-name="Table1.A1" office:value-type="string">
            <text:p text:style-name="P1">That's Entertainment (1973)</text:p>
          </table:table-cell>
          <table:table-cell table:style-name="Table1.A1" office:value-type="string">
            <text:p text:style-name="P2">100</text:p>
          </table:table-cell>
          <table:table-cell table:style-name="Table1.A1" office:value-type="string">
            <text:p text:style-name="P2">85</text:p>
          </table:table-cell>
          <table:table-cell table:style-name="Table1.A1" office:value-type="string">
            <text:p text:style-name="P1">1973-12-30 16:00:00-08:00</text:p>
          </table:table-cell>
          <table:table-cell table:style-name="Table1.A1" office:value-type="string">
            <text:p text:style-name="P2">132</text:p>
          </table:table-cell>
          <table:table-cell table:style-name="Table1.A1" office:value-type="string">
            <text:p text:style-name="P1">G</text:p>
          </table:table-cell>
          <table:table-cell table:style-name="Table1.A1" office:value-type="string">
            <text:p text:style-name="P1">['Classics', 'Documentary', 'Musical &amp; Performing Arts', 'Television']</text:p>
          </table:table-cell>
          <table:table-cell table:style-name="Table1.A1" office:value-type="string">
            <text:p text:style-name="P1">['Gene Kelly', 'Liza Minnelli', "Donald O'Connor", 'Mickey Rooney', 'Debbie Reynolds', 'Peter Lawford', 'Mickey Rooney', 'James Stewart', 'Frank Sinatra', 'Elizabeth Taylor', 'Bing Crosby', 'Judy Garland', 'Esther Williams', 'Joan Crawford', 'Cary Grant', 'Fred Astaire']</text:p>
          </table:table-cell>
          <table:table-cell table:style-name="Table1.A1" office:value-type="string">
            <text:p text:style-name="P1">MGM Home Entertainment</text:p>
          </table:table-cell>
          <table:table-cell table:style-name="Table1.A1" office:value-type="string">
            <text:p text:style-name="P1">['Jack Haley Jr.', 'Jack Haley Jr.']</text:p>
          </table:table-cell>
        </table:table-row>
      </table:table>
      <text:p text:style-name="Standard"/>
      <text:p text:style-name="P3">The entire table cannot fit on the page, but I assure you there are more fields.</text:p>
      <text:list xml:id="list110827457057652" text:continue-numbering="true" text:style-name="L2">
        <text:list-item>
          <text:list>
            <text:list-header>
              <text:p text:style-name="P4"/>
              <text:p text:style-name="P4"><text:soft-page-break/></text:p>
            </text:list-header>
          </text:list>
        </text:list-item>
        <text:list-item>
          <text:p text:style-name="P4">A report of your data collection process</text:p>
          <text:list>
            <text:list-item>
              <text:p text:style-name="P4">How did you collect your data</text:p>
            </text:list-item>
          </text:list>
        </text:list-item>
      </text:list>
      <text:p text:style-name="P6"><text:tab/><text:tab/><text:span text:style-name="T7">We first went to the “Browse Movies” page on rottentomatoes.com, and iterated througha all of the pages, collecting the individual page urls at each page. Next iterate through each of the urls, collecting all of the data from each individual page, when the page information was collected, it was then written to a csv file. </text:span></text:p>
      <text:p text:style-name="P6"><text:span text:style-name="T7"/></text:p>
      <text:list xml:id="list110827760158902" text:continue-numbering="true" text:style-name="L2">
        <text:list-item>
          <text:list>
            <text:list-item>
              <text:p text:style-name="P4">How did you clean your data</text:p>
              <text:p text:style-name="P12">We cleaned the data as it was being collected, this included removing rating descriptions, <text:s/>saying why the movie got the rating it did. We also removed formatting whitespace on the genre, rating, and release date fields. I had to convert the release date from a string to a datetime object, and determine whether the movie was released in theaters at all. </text:p>
            </text:list-item>
            <text:list-item>
              <text:p text:style-name="P4">Mention any difficulties you faced in the beginning steps</text:p>
              <text:p text:style-name="P12">The dataset is very large, ~21,000 movies, so the script took a very long time to run and collect all of the movies. I had several test runs on smaller datasets to ensure that the data was being processed correctly. However many pages didn’t load, or the information was incorrectly gathered, causing the movie to be excluded from the dataset. </text:p>
              <text:p text:style-name="P12">After collecting all of the data, it turned out that I didn’t clean the ratings field thoroughly enough, so there are some movies which still have <text:span text:style-name="T9">parenthesis or spaces in the ratings field. Which means that some ratings are split between several uncleaned types. </text:span></text:p>
            </text:list-item>
          </text:list>
        </text:list-item>
        <text:list-item>
          <text:p text:style-name="P4">A summary of challenges and observations you have made so far. </text:p>
          <text:list>
            <text:list-header>
              <text:p text:style-name="P13">Rottentomatoes has about 21,000 movies, and it took a very long time to load all of the movies. The first time I ran the scraping script it stopped loading films with a tomato score less than 59. I suspect this is either because the initial movie list had that restriction, or there were too many urls in the python list, and it couldn’t hold any more. So I had to restart the script with a maximum tomato score of 59 in order to get all the data. In total it took about 2.5 hours for the script to collect all of the movie information.</text:p>
              <text:p text:style-name="P13">I haven’t looked at the data too much, but from what I can tell, the movie scores are basically the same between streaming services, so we likely won’t be using streaming service as a variable, as it isn’t very interesting.</text:p>
            </text:list-header>
          </text:list>
        </text:list-item>
        <text:list-item>
          <text:p text:style-name="P4">A brief mention of your next steps and what you plan to do with your data as you move into the analysis (If you are already in the analysis phase you can mention that as well)</text:p>
          <text:list>
            <text:list-header>
              <text:p text:style-name="P11"><text:soft-page-break/><text:span text:style-name="T9">We will now look at the other features in the dataset, such as runtime and rating, and see how they correlate to rating. We will also have to find a way to efficiently parse the director, cast, and genre fields, as they are stored as python lists. </text:span></text:p>
            </text:list-header>
          </text:list>
        </text:list-item>
        <text:list-item>
          <text:p text:style-name="P4">Group member duties</text:p>
        </text:list-item>
      </text:list>
      <text:p text:style-name="Standard"><text:tab/><text:tab/><text:span text:style-name="T9">Jacob DiStefano – Project Captain, Data Collection, Data Cleaning, Data Analysis</text:span></text:p>
      <text:p text:style-name="Standard"><text:tab/><text:tab/><text:span text:style-name="T9">Levi Hererra – Data Analysis, Data Visu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0:17:33.766397353</meta:creation-date>
    <dc:date>2020-04-18T11:08:26.765727519</dc:date>
    <meta:editing-duration>PT2M18S</meta:editing-duration>
    <meta:editing-cycles>1</meta:editing-cycles>
    <meta:document-statistic meta:table-count="1" meta:image-count="0" meta:object-count="0" meta:page-count="4" meta:paragraph-count="148" meta:word-count="1534" meta:character-count="9947" meta:non-whitespace-character-count="8556"/>
    <meta:generator>LibreOffice/6.0.7.3$Linux_X86_64 LibreOffice_project/00m0$Build-3</meta:generator>
  </office:meta>
</office:document-meta>
</file>